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padding-left="0.141cm" fo:padding-right="0.141cm" fo:padding-top="0.035cm" fo:padding-bottom="0.035cm" fo:border="0.51pt solid #000000" style:shadow="none"/>
    </style:style>
    <style:style style:name="P2" style:family="paragraph" style:parent-style-name="Standard">
      <style:paragraph-properties fo:text-align="center" style:justify-single-word="false" fo:padding-left="0.141cm" fo:padding-right="0.141cm" fo:padding-top="0.035cm" fo:padding-bottom="0.035cm" fo:border="0.51pt solid #000000" style:shadow="none"/>
    </style:style>
    <style:style style:name="P3" style:family="paragraph" style:parent-style-name="Standard">
      <style:paragraph-properties fo:text-align="justify" style:justify-single-word="false"/>
    </style:style>
    <style:style style:name="P4" style:family="paragraph" style:parent-style-name="Standard">
      <style:paragraph-properties fo:margin-left="1.249cm" fo:margin-right="0cm" fo:text-align="justify" style:justify-single-word="false"/>
    </style:style>
    <style:style style:name="P5" style:family="paragraph" style:parent-style-name="Standard">
      <style:paragraph-properties fo:text-align="justify" style:justify-single-word="false" fo:break-before="page"/>
    </style:style>
    <style:style style:name="P6" style:family="paragraph" style:parent-style-name="Standard">
      <style:paragraph-properties fo:text-align="justify" style:justify-single-word="false"/>
      <style:text-properties style:text-underline-style="solid" style:text-underline-width="auto" style:text-underline-color="font-color"/>
    </style:style>
    <style:style style:name="P7" style:family="paragraph" style:parent-style-name="Standard">
      <style:paragraph-properties fo:text-align="justify" style:justify-single-word="false" fo:padding-left="0.141cm" fo:padding-right="0.141cm" fo:padding-top="0.035cm" fo:padding-bottom="0.035cm" fo:border="0.51pt solid #000000" style:shadow="none"/>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Standard">
      <style:paragraph-properties fo:text-align="justify" style:justify-single-word="false" fo:padding-left="0.141cm" fo:padding-right="0.141cm" fo:padding-top="0.035cm" fo:padding-bottom="0.035cm" fo:border="0.51pt solid #000000" style:shadow="none"/>
      <style:text-properties fo:font-weight="bold" style:font-weight-asian="bold" style:font-weight-complex="bold"/>
    </style:style>
    <style:style style:name="P10" style:family="paragraph" style:parent-style-name="Standard">
      <style:paragraph-properties fo:text-align="justify" style:justify-single-word="false" fo:padding-left="0.141cm" fo:padding-right="0.141cm" fo:padding-top="0.035cm" fo:padding-bottom="0.035cm" fo:border="0.51pt solid #000000" style:shadow="none"/>
      <style:text-properties officeooo:paragraph-rsid="0012e178"/>
    </style:style>
    <style:style style:name="P11" style:family="paragraph" style:parent-style-name="Standard">
      <style:paragraph-properties fo:text-align="justify" style:justify-single-word="false" fo:break-before="page" fo:padding-left="0.141cm" fo:padding-right="0.141cm" fo:padding-top="0.035cm" fo:padding-bottom="0.035cm" fo:border="0.51pt solid #000000" style:shadow="none"/>
    </style:style>
    <style:style style:name="P12" style:family="paragraph" style:parent-style-name="Standard">
      <style:paragraph-properties fo:text-align="justify" style:justify-single-word="false" fo:padding-left="0.141cm" fo:padding-right="0.141cm" fo:padding-top="0.035cm" fo:padding-bottom="0.035cm" fo:border="0.51pt solid #000000" style:shadow="none"/>
      <style:text-properties officeooo:paragraph-rsid="0014f110"/>
    </style:style>
    <style:style style:name="P13" style:family="paragraph" style:parent-style-name="Text_20_body">
      <style:paragraph-properties fo:text-align="justify" style:justify-single-word="false" fo:padding-left="0.141cm" fo:padding-right="0.141cm" fo:padding-top="0.035cm" fo:padding-bottom="0.035cm" fo:border="0.51pt solid #000000" style:shadow="none"/>
    </style:style>
    <style:style style:name="P14" style:family="paragraph" style:parent-style-name="Text_20_body">
      <style:paragraph-properties fo:margin-top="0cm" fo:margin-bottom="0cm" style:contextual-spacing="false" fo:text-align="justify" style:justify-single-word="false"/>
    </style:style>
    <style:style style:name="T1" style:family="text">
      <style:text-properties officeooo:rsid="00113403"/>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ng-star-inserted">Nom prénom : </text:span><text:span text:style-name="ng-star-inserted"><text:span text:style-name="T1">MOHAMMED Fahad</text:span></text:span><text:span text:style-name="ng-star-inserted"> <text:s text:c="63"/><text:tab/>AMEX <text:s/>: 40 Questions</text:span></text:p>
      <text:p text:style-name="P2"><text:span text:style-name="ng-star-inserted">TP TechCorp </text:span></text:p>
      <text:p text:style-name="P1"><text:span text:style-name="ng-star-inserted">Durée : 2h</text:span></text:p>
      <text:p text:style-name="Standard"><text:span text:style-name="ng-star-inserted"/></text:p>
      <text:p text:style-name="Standard"><text:span text:style-name="ng-star-inserted"><text:span text:style-name="T2">Travail à faire</text:span></text:span><text:span text:style-name="ng-star-inserted"> : Après une lecture du contexte, exécuter les étapes du tp, en notant les réponses et résultats obtenus dans un rapport qui sera placé dans le portfolio.</text:span></text:p>
      <text:p text:style-name="P3"><text:span text:style-name="ng-star-inserted"/></text:p>
      <text:p text:style-name="P3"><text:span text:style-name="ng-star-inserted">I </text:span><text:span text:style-name="ng-star-inserted"><text:span text:style-name="T2">Le contexte</text:span></text:span></text:p>
      <text:p text:style-name="P3"><text:span text:style-name="ng-star-inserted"/></text:p>
      <text:p text:style-name="P3"><text:span text:style-name="ng-star-inserted">L'environnement de votre Travail Pratique se déroule au sein de l'entreprise fictive </text:span><text:span text:style-name="T3">TechCorp</text:span><text:span text:style-name="ng-star-inserted">.</text:span></text:p>
      <text:p text:style-name="P3"><text:span text:style-name="ng-star-inserted">TechCorp est une organisation où la </text:span><text:span text:style-name="T3">maîtrise de l'administration système</text:span><text:span text:style-name="ng-star-inserted"> est une compétence fondamentale.</text:span></text:p>
      <text:p text:style-name="P3"><text:span text:style-name="ng-star-inserted">L'entreprise s'appuie fortement sur des méthodes efficaces pour gérer et sécuriser son infrastructure numérique.</text:span></text:p>
      <text:p text:style-name="P3"><text:span text:style-name="ng-star-inserted">Vous rejoignez TechCorp en tant que </text:span><text:span text:style-name="T3">Stagiaire en Administration Système</text:span><text:span text:style-name="ng-star-inserted">. Votre rôle exige l'utilisation d'une interface utilisateur textuelle, souvent appelée </text:span><text:span text:style-name="T3">l'invite de commande</text:span><text:span text:style-name="ng-star-inserted"> ou </text:span><text:span text:style-name="T4">command prompt.</text:span></text:p>
      <text:p text:style-name="P3"><text:span text:style-name="ng-star-inserted">Cette interface est vitale car elle permet d'accéder à des </text:span><text:span text:style-name="T3">outils et fonctions extrêmement utiles qui ne peuvent pas être atteints par d'autres moyens</text:span><text:span text:style-name="ng-star-inserted">, ce qui la rend essentielle pour l'administration système et le codage de haut niveau.</text:span></text:p>
      <text:p text:style-name="P3"/>
      <text:p text:style-name="P3"><text:span text:style-name="ng-star-inserted"><text:span text:style-name="T2">Le Disque de Travail (Lecteur D:) : Une Zone de Haute Sécurité</text:span></text:span><text:span text:style-name="T2"/></text:p>
      <text:p text:style-name="P3"><text:span text:style-name="ng-star-inserted">Votre mission principale consiste à auditer et à optimiser le </text:span><text:span text:style-name="T3">Lecteur D:</text:span><text:span text:style-name="ng-star-inserted"> de l'équipe des archives. Cette zone est traitée comme un </text:span><text:span text:style-name="T3">gestionnaire de fichiers</text:span><text:span text:style-name="ng-star-inserted"> spécial, bien qu'il soit moins intuitif que les outils graphiques habituels</text:span></text:p>
      <text:p text:style-name="P3"><text:span text:style-name="ng-star-inserted">L'invite de commande, cependant, offre </text:span><text:span text:style-name="T3">beaucoup plus d'options</text:span><text:span text:style-name="ng-star-inserted"> pour accomplir des tâches complexes</text:span></text:p>
      <text:p text:style-name="P3"><text:span text:style-name="ng-star-inserted"/></text:p>
      <text:p text:style-name="P3"><text:span text:style-name="ng-star-inserted"><text:span text:style-name="T2">Les enjeux critiques de votre mission sont les suivants</text:span></text:span><text:span text:style-name="ng-star-inserted"> :</text:span></text:p>
      <text:p text:style-name="P3"><text:span text:style-name="ng-star-inserted"/></text:p>
      <text:p text:style-name="P3"><text:span text:style-name="ng-star-inserted">1. </text:span><text:span text:style-name="ng-star-inserted"><text:span text:style-name="T2">Gestion et Organisation des Fichiers et Répertoires</text:span></text:span></text:p>
      <text:p text:style-name="P4"><text:span text:style-name="ng-star-inserted">Le personnel de TechCorp a besoin que vous structuriez correctement le disque de travail. Vous devez être capable de :</text:span></text:p>
      <text:p text:style-name="P4"><text:span text:style-name="ng-star-inserted">• </text:span><text:span text:style-name="T3">Naviguer</text:span><text:span text:style-name="ng-star-inserted"> rapidement entre les répertoires (dossiers)</text:span></text:p>
      <text:p text:style-name="P4"><text:span text:style-name="ng-star-inserted">• </text:span><text:span text:style-name="T3">Créer ou supprimer</text:span><text:span text:style-name="ng-star-inserted"> des dossiers, même depuis un emplacement différent de celui où vous vous trouvez</text:span></text:p>
      <text:p text:style-name="P4"><text:span text:style-name="ng-star-inserted">• </text:span><text:span text:style-name="T3">Manipuler des noms</text:span><text:span text:style-name="ng-star-inserted"> contenant des espaces sans provoquer d'erreurs, ce qui exige l'utilisation de guillemets pour indiquer que l'espace n'est pas un séparateur de commandes ou de paramètres</text:span></text:p>
      <text:p text:style-name="P4"><text:span text:style-name="ng-star-inserted">• </text:span><text:span text:style-name="T3">Visualiser</text:span><text:span text:style-name="ng-star-inserted"> le contenu de n'importe quel répertoire et connaître la structure hiérarchique complète des dossiers (l'arborescence)</text:span></text:p>
      <text:p text:style-name="P4"><text:span text:style-name="ng-star-inserted">• </text:span><text:span text:style-name="T3">Trier</text:span><text:span text:style-name="ng-star-inserted"> les fichiers affichés selon des critères spécifiques, comme la date de création, en utilisant des mots, lettres ou symboles spéciaux après la fonction principale (appelés </text:span><text:span text:style-name="T3">paramètres, options ou arguments</text:span><text:span text:style-name="ng-star-inserted">)</text:span></text:p>
      <text:p text:style-name="P3"><text:span text:style-name="ng-star-inserted"/></text:p>
      <text:p text:style-name="P3"><text:span text:style-name="ng-star-inserted">2. </text:span><text:span text:style-name="ng-star-inserted"><text:span text:style-name="T2">Manipulation et Productivité</text:span></text:span></text:p>
      <text:p text:style-name="P4"><text:span text:style-name="ng-star-inserted">L'efficacité est primordiale. Vous devez gérer les documents quotidiens :</text:span></text:p>
      <text:p text:style-name="P4"><text:span text:style-name="ng-star-inserted">• </text:span><text:span text:style-name="T3">Déplacer</text:span><text:span text:style-name="ng-star-inserted"> des fichiers ou des dossiers d'un endroit à un autre</text:span></text:p>
      <text:p text:style-name="P4"><text:span text:style-name="ng-star-inserted">• </text:span><text:span text:style-name="T3">Dupliquer</text:span><text:span text:style-name="ng-star-inserted"> des fichiers tout en conservant l'original en place</text:span></text:p>
      <text:p text:style-name="P4"><text:span text:style-name="ng-star-inserted">• </text:span><text:span text:style-name="T3">Renommer</text:span><text:span text:style-name="ng-star-inserted"> des fichiers et des dossiers</text:span></text:p>
      <text:p text:style-name="P4"><text:soft-page-break/><text:span text:style-name="ng-star-inserted">• </text:span><text:span text:style-name="T3">Supprimer</text:span><text:span text:style-name="ng-star-inserted"> des fichiers, y compris plusieurs à la fois en utilisant des </text:span><text:span text:style-name="T3">symboles de remplacement</text:span><text:span text:style-name="ng-star-inserted"> (</text:span><text:span text:style-name="T4">wild cards</text:span><text:span text:style-name="ng-star-inserted">) comme l'astérisque</text:span></text:p>
      <text:p text:style-name="P4"><text:span text:style-name="ng-star-inserted">• </text:span><text:span text:style-name="T3">Créer et modifier des fichiers</text:span><text:span text:style-name="ng-star-inserted"> directement depuis l'invite de commande en utilisant un processus de redirection qui permet d'envoyer la sortie d'une fonction dans un fichier</text:span></text:p>
      <text:p text:style-name="P3"><text:span text:style-name="ng-star-inserted">Vous devez également être capable de vérifier le contenu d'un fichier sans l'ouvrir dans une application externe</text:span></text:p>
      <text:p text:style-name="P3"/>
      <text:p text:style-name="P3"><text:span text:style-name="ng-star-inserted">3. </text:span><text:span text:style-name="ng-star-inserted"><text:span text:style-name="T2">Diagnostic Système et Gestion des Tâches</text:span></text:span></text:p>
      <text:p text:style-name="P4"><text:span text:style-name="ng-star-inserted">En tant qu'administrateur, vous devez assurer la stabilité des systèmes de TechCorp. Cela implique :</text:span></text:p>
      <text:p text:style-name="P4"><text:span text:style-name="ng-star-inserted">• La collecte d'</text:span><text:span text:style-name="T3">informations détaillées sur le matériel</text:span></text:p>
      <text:p text:style-name="P4"><text:span text:style-name="ng-star-inserted">et les </text:span><text:span text:style-name="T3">pilotes</text:span><text:span text:style-name="ng-star-inserted"> (logiciels essentiels pour la communication entre le matériel et le logiciel) pour le dépannage.</text:span></text:p>
      <text:p text:style-name="P4"><text:span text:style-name="ng-star-inserted">• La gestion des </text:span><text:span text:style-name="T3">processus en cours</text:span><text:span text:style-name="ng-star-inserted"> (tâches) pour identifier ceux qui sont cachés ou consomment des ressources.</text:span></text:p>
      <text:p text:style-name="P4"><text:span text:style-name="ng-star-inserted">• L'utilisation de fonctions pour </text:span><text:span text:style-name="T3">arrêter</text:span><text:span text:style-name="ng-star-inserted"> ces processus.</text:span></text:p>
      <text:p text:style-name="P4"><text:span text:style-name="ng-star-inserted">• La gestion des </text:span><text:span text:style-name="T3">variables d'environnement</text:span><text:span text:style-name="ng-star-inserted">, notamment celle qui répertorie les emplacements où l'invite de commande recherche les programmes pour les lancer.</text:span></text:p>
      <text:p text:style-name="P3"><text:span text:style-name="ng-star-inserted"/></text:p>
      <text:p text:style-name="P3"><text:span text:style-name="ng-star-inserted">4. </text:span><text:span text:style-name="ng-star-inserted"><text:span text:style-name="T2">Sécurité et Contrôle</text:span></text:span></text:p>
      <text:p text:style-name="P4"><text:span text:style-name="ng-star-inserted">La sécurité des informations est une priorité :</text:span></text:p>
      <text:p text:style-name="P4"><text:span text:style-name="ng-star-inserted">• Vous devez pouvoir </text:span><text:span text:style-name="T3">chiffrer ou déchiffrer</text:span><text:span text:style-name="ng-star-inserted"> des fichiers et des dossiers sensibles.</text:span></text:p>
      <text:p text:style-name="P4"><text:span text:style-name="ng-star-inserted">• Pour garantir que les données précédemment supprimées ne puissent pas être récupérées, vous devez savoir lancer l'opération pour </text:span><text:span text:style-name="T3">écraser tout l'espace vide</text:span><text:span text:style-name="ng-star-inserted"> d'un lecteur.</text:span></text:p>
      <text:p text:style-name="P4"><text:span text:style-name="ng-star-inserted">• Vous devez savoir </text:span><text:span text:style-name="T3">comparer</text:span><text:span text:style-name="ng-star-inserted"> le contenu de deux fichiers pour identifier les différences.</text:span></text:p>
      <text:p text:style-name="P3"><text:span text:style-name="ng-star-inserted"/></text:p>
      <text:p text:style-name="P3"><text:span text:style-name="ng-star-inserted">5. </text:span><text:span text:style-name="ng-star-inserted"><text:span text:style-name="T2">Diagnostics et Gestion Réseau</text:span></text:span></text:p>
      <text:p text:style-name="P4"><text:span text:style-name="ng-star-inserted">La connectivité de TechCorp doit être maintenue :</text:span></text:p>
      <text:p text:style-name="P4"><text:span text:style-name="ng-star-inserted">• Utilisation d'outils pour </text:span><text:span text:style-name="T3">résoudre les problèmes de connectivité réseau ou Internet</text:span><text:span text:style-name="ng-star-inserted"> en envoyant des paquets à une destination.</text:span></text:p>
      <text:p text:style-name="P4"><text:span text:style-name="ng-star-inserted">• Utilisation d'outils pour </text:span><text:span text:style-name="T3">tracer visuellement la route</text:span><text:span text:style-name="ng-star-inserted"> que prend un paquet pour identifier l'endroit exact où un problème survient.</text:span></text:p>
      <text:p text:style-name="P4"><text:span text:style-name="ng-star-inserted">• Consultation des informations détaillées sur la configuration du réseau et l'adresse IP de l'ordinateur.</text:span></text:p>
      <text:p text:style-name="P4"><text:span text:style-name="ng-star-inserted">• Utilisation de fonctions pour </text:span><text:span text:style-name="T3">trouver l'adresse IP d'un serveur</text:span><text:span text:style-name="ng-star-inserted"> à partir d'un nom de domaine (et inversement).</text:span></text:p>
      <text:p text:style-name="P3"><text:span text:style-name="ng-star-inserted"/></text:p>
      <text:p text:style-name="P3"><text:span text:style-name="ng-star-inserted">Ce TP est conçu pour vous préparer à ces responsabilités, en vous obligeant à connaître </text:span><text:span text:style-name="T3">les règles et la structure de l'invite de commande</text:span><text:span text:style-name="ng-star-inserted"> pour accomplir n'importe quelle tâche.</text:span></text:p>
      <text:p text:style-name="P3"><text:span text:style-name="ng-star-inserted"/></text:p>
      <text:p text:style-name="P5"><text:span text:style-name="ng-star-inserted">II </text:span><text:span text:style-name="ng-star-inserted"><text:span text:style-name="T2">Le travail à réaliser</text:span></text:span></text:p>
      <text:p text:style-name="P3"><text:span text:style-name="ng-star-inserted"/></text:p>
      <text:p text:style-name="P3"><text:span text:style-name="ng-star-inserted"><text:span text:style-name="T2">Gestion des Archives TechCorp (50 Questions)</text:span></text:span><text:span text:style-name="T2"/></text:p>
      <text:p text:style-name="P6"><text:span text:style-name="ng-star-inserted"/></text:p>
      <text:p text:style-name="P7"><text:span text:style-name="ng-star-inserted">PHASE 1 : Préparation, Navigation et Productivité (Questions 1 à 12)</text:span></text:p>
      <text:p text:style-name="P3"><text:span text:style-name="ng-star-inserted"/></text:p>
      <text:p text:style-name="P3"><text:span text:style-name="ng-star-inserted">1. </text:span><text:span text:style-name="T3">Définition.</text:span><text:span text:style-name="ng-star-inserted"> Quel est l'autre terme formel (Outre </text:span><text:span text:style-name="Code_20_HTML">cmd</text:span><text:span text:style-name="ng-star-inserted">) donné à la ligne de commande, et quelle est la nature de son interface utilisateur ?</text:span></text:p>
      <text:p text:style-name="P8">Réponse :</text:p>
      <text:p text:style-name="P9">L'autre terme c'est "Invite de commandes". C'est une interface textuelle (CLI). </text:p>
      <text:p text:style-name="P7"/>
      <text:p text:style-name="P3"><text:span text:style-name="ng-star-inserted"/></text:p>
      <text:p text:style-name="P3"><text:span text:style-name="ng-star-inserted">2. </text:span><text:span text:style-name="T3">Lancement et Changement de Lecteur.</text:span><text:span text:style-name="ng-star-inserted"> Ouvrez CMD et basculez immédiatement sur le Lecteur D: (votre disque de travail).</text:span></text:p>
      <text:p text:style-name="P8">Commandes :</text:p>
      <text:p text:style-name="P7">D: </text:p>
      <text:p text:style-name="P7"/>
      <text:p text:style-name="P3"><text:span text:style-name="ng-star-inserted"/></text:p>
      <text:p text:style-name="P3"><text:span text:style-name="ng-star-inserted">3. </text:span><text:span text:style-name="T3">Vérification des Ressources.</text:span><text:span text:style-name="ng-star-inserted"> Affichez la liste de tous les lecteurs logiques (drives) disponibles sur votre poste de travail (ex: C, D, E).</text:span></text:p>
      <text:p text:style-name="P8">Commande :</text:p>
      <text:p text:style-name="P7">wmic logicaldisk get name </text:p>
      <text:p text:style-name="P7"/>
      <text:p text:style-name="P3"><text:span text:style-name="ng-star-inserted"/></text:p>
      <text:p text:style-name="P3"><text:span text:style-name="ng-star-inserted">4. </text:span><text:span text:style-name="T3">Navigation Absolue.</text:span><text:span text:style-name="ng-star-inserted"> Si vous souhaitez vous rendre dans le répertoire </text:span><text:span text:style-name="Code_20_HTML">D:\Dossiers Partagés</text:span><text:span text:style-name="ng-star-inserted"> (en supposant qu'il existe), écrivez la commande complète. Expliquez pourquoi vous devez utiliser les guillemets.</text:span></text:p>
      <text:p text:style-name="P8">Commande et Explication :</text:p>
      <text:p text:style-name="P7">D:\Dossiers Partagés </text:p>
      <text:p text:style-name="P7"/>
      <text:p text:style-name="P3"><text:span text:style-name="ng-star-inserted"/></text:p>
      <text:p text:style-name="P3"><text:span text:style-name="ng-star-inserted">5. </text:span><text:span text:style-name="T3">Chemin Relatif vs Absolu.</text:span><text:span text:style-name="ng-star-inserted"> Expliquez brièvement la différence entre un chemin relatif et un chemin absolu dans la ligne de commande.</text:span></text:p>
      <text:p text:style-name="P8">Réponse :</text:p>
      <text:p text:style-name="P10">Chemin absolu = depuis la racine (ex: C:\Users\Doc\fichier.txt) </text:p>
      <text:p text:style-name="P10">Chemin relatif = depuis le dossier actuel </text:p>
      <text:p text:style-name="P7"/>
      <text:p text:style-name="P3"><text:span text:style-name="ng-star-inserted"/></text:p>
      <text:p text:style-name="P3"><text:span text:style-name="ng-star-inserted">6. </text:span><text:span text:style-name="T3">Aide Contextuelle et Terminologie.</text:span><text:span text:style-name="ng-star-inserted"> Affichez l'aide complète de la commande </text:span><text:span text:style-name="Code_20_HTML">dir</text:span><text:span text:style-name="ng-star-inserted">. Quel est le terme formel utilisé dans les sources pour désigner les mots, lettres ou symboles ajoutés à une commande pour la faire fonctionner de manière spécifique (ex: </text:span><text:span text:style-name="Code_20_HTML">/O D</text:span><text:span text:style-name="ng-star-inserted">) ?</text:span></text:p>
      <text:p text:style-name="P8">Commande et Terme :</text:p>
      <text:p text:style-name="P7">dir /? </text:p>
      <text:p text:style-name="P7"/>
      <text:p text:style-name="P3"><text:span text:style-name="ng-star-inserted"/></text:p>
      <text:p text:style-name="P3"><text:span text:style-name="ng-star-inserted">7. </text:span><text:span text:style-name="T3">Visualisation et Convention.</text:span><text:span text:style-name="ng-star-inserted"> Listez le contenu de votre répertoire actuel. Que représentent précisément le point simple (</text:span><text:span text:style-name="Code_20_HTML">.</text:span><text:span text:style-name="ng-star-inserted">) et le double point (</text:span><text:span text:style-name="Code_20_HTML">..</text:span><text:span text:style-name="ng-star-inserted">) affichés en haut de la liste de </text:span><text:span text:style-name="Code_20_HTML">dir</text:span><text:span text:style-name="ng-star-inserted"> ?</text:span></text:p>
      <text:p text:style-name="P8">Réponse :</text:p>
      <text:p text:style-name="P7">Le point simple (.) = répertoire actuel Le double point (..) = répertoire parent </text:p>
      <text:p text:style-name="P7"/>
      <text:p text:style-name="P3"><text:soft-page-break/><text:span text:style-name="ng-star-inserted"/></text:p>
      <text:p text:style-name="P3"><text:span text:style-name="ng-star-inserted">8. </text:span><text:span text:style-name="T3">Tri Avancé.</text:span><text:span text:style-name="ng-star-inserted"> Quel paramètre doit être utilisé avec la commande </text:span><text:span text:style-name="Code_20_HTML">dir</text:span><text:span text:style-name="ng-star-inserted"> pour trier la liste des fichiers et dossiers par leur date de création ?</text:span></text:p>
      <text:p text:style-name="P8">Commande :</text:p>
      <text:p text:style-name="P7">dir /o:d </text:p>
      <text:p text:style-name="P7"/>
      <text:p text:style-name="P3"><text:span text:style-name="ng-star-inserted"/></text:p>
      <text:p text:style-name="P3"><text:span text:style-name="ng-star-inserted">9. </text:span><text:span text:style-name="T3">Raccourci de Déplacement (Début et Fin).</text:span><text:span text:style-name="ng-star-inserted"> Quels sont les deux raccourcis clavier qui permettent de positionner rapidement le curseur au début ou à la fin d'une ligne de commande ?</text:span></text:p>
      <text:p text:style-name="P8">Réponse :</text:p>
      <text:p text:style-name="P7"><text:span text:style-name="Strong_20_Emphasis">Début</text:span> : Touche Home </text:p>
      <text:p text:style-name="P7"><text:span text:style-name="Strong_20_Emphasis">Fin</text:span> : Touche End </text:p>
      <text:p text:style-name="P7"/>
      <text:p text:style-name="P3"><text:span text:style-name="ng-star-inserted"/></text:p>
      <text:p text:style-name="P3"><text:span text:style-name="ng-star-inserted">10. </text:span><text:span text:style-name="T3">Raccourci de Déplacement (Par Mot).</text:span><text:span text:style-name="ng-star-inserted"> Quel raccourci clavier permet de déplacer le curseur d'un mot à la fois ?</text:span></text:p>
      <text:p text:style-name="P8">Réponse :</text:p>
      <text:p text:style-name="P7">Ctrl + flèche droite pour avancer d'un mot, Ctrl + flèche gauche pour reculer d'un mot. </text:p>
      <text:p text:style-name="P7"/>
      <text:p text:style-name="P3"><text:span text:style-name="ng-star-inserted"/></text:p>
      <text:p text:style-name="P3"><text:span text:style-name="ng-star-inserted">11. </text:span><text:span text:style-name="T3">Historique des Commandes.</text:span><text:span text:style-name="ng-star-inserted"> Écrivez la commande permettant d'afficher l'historique complet de toutes les commandes saisies. Quel est le raccourci clavier alternatif pour afficher cet historique dans une fenêtre ?</text:span></text:p>
      <text:p text:style-name="P8">Réponse :</text:p>
      <text:p text:style-name="P7">La commande c'est doskey /history ou juste appuyer sur F7 pour voir l'historique dans une fenetre. </text:p>
      <text:p text:style-name="P7"/>
      <text:p text:style-name="P3"><text:span text:style-name="ng-star-inserted"/></text:p>
      <text:p text:style-name="P3"><text:span text:style-name="ng-star-inserted">12. </text:span><text:span text:style-name="T3">Navigation de l'Arborescence.</text:span><text:span text:style-name="ng-star-inserted"> Écrivez la commande pour afficher la structure complète (arborescence) du Lecteur D:.</text:span></text:p>
      <text:p text:style-name="P8">Commande :</text:p>
      <text:p text:style-name="P7">tree </text:p>
      <text:p text:style-name="P7"/>
      <text:p text:style-name="P3"><text:span text:style-name="ng-star-inserted"/></text:p>
      <text:p text:style-name="P3"><text:span text:style-name="ng-star-inserted"/></text:p>
      <text:p text:style-name="P11"><text:span text:style-name="ng-star-inserted">PHASE 2 : Organisation, Manipulation et Redirection (Questions 13 à 27)</text:span></text:p>
      <text:p text:style-name="P3"><text:span text:style-name="ng-star-inserted"/></text:p>
      <text:p text:style-name="P3"><text:span text:style-name="ng-star-inserted">13. </text:span><text:span text:style-name="T3">Création de Répertoires (Conventions).</text:span><text:span text:style-name="ng-star-inserted"> Créez deux répertoires sur le Lecteur D: en utilisant une seule commande et en tenant compte des espaces : </text:span><text:span text:style-name="T3">Archives 2024</text:span><text:span text:style-name="ng-star-inserted"> et </text:span><text:span text:style-name="Code_20_HTML">Notes du Personnel</text:span><text:span text:style-name="ng-star-inserted">.</text:span></text:p>
      <text:p text:style-name="P8">Commandes :</text:p>
      <text:p text:style-name="P7">mkdir "Archives 2024" "Notes du Personnel" </text:p>
      <text:p text:style-name="P7"/>
      <text:p text:style-name="P3"><text:span text:style-name="ng-star-inserted"/></text:p>
      <text:p text:style-name="P3"><text:span text:style-name="ng-star-inserted">14. </text:span><text:span text:style-name="T3">Fichiers Cachés.</text:span><text:span text:style-name="ng-star-inserted"> Quelle commande doit-on utiliser pour lister les fichiers et répertoires cachés en plus des éléments visibles ?</text:span></text:p>
      <text:p text:style-name="P8">Commande :</text:p>
      <text:p text:style-name="P7">dir /a:h </text:p>
      <text:p text:style-name="P7"/>
      <text:p text:style-name="P3"><text:span text:style-name="ng-star-inserted"/></text:p>
      <text:p text:style-name="P3"><text:span text:style-name="ng-star-inserted">15. </text:span><text:span text:style-name="T3">Création de Fichiers (Redirection).</text:span><text:span text:style-name="ng-star-inserted"> Créez un fichier dans </text:span><text:span text:style-name="T3">Archives 2024</text:span><text:span text:style-name="ng-star-inserted"> nommé </text:span><text:span text:style-name="Code_20_HTML">rapport.txt</text:span><text:span text:style-name="ng-star-inserted"> contenant le texte "Rapport d'audit initial.".</text:span></text:p>
      <text:p text:style-name="P8">Commande :</text:p>
      <text:p text:style-name="P7">echo Rapport d'audit initial. &gt; rapport.txt </text:p>
      <text:p text:style-name="P7"/>
      <text:p text:style-name="P3"><text:span text:style-name="ng-star-inserted"/></text:p>
      <text:p text:style-name="P3"><text:span text:style-name="ng-star-inserted">16. </text:span><text:span text:style-name="T3">Ajout de Contenu.</text:span><text:span text:style-name="ng-star-inserted"> Ajoutez la ligne "Fermeture de l'audit." à ce même fichier sans écraser le contenu précédent.</text:span></text:p>
      <text:p text:style-name="P8">Commande :</text:p>
      <text:p text:style-name="P7">echo Fermeture de l'audit. &gt;&gt; rapport.txt </text:p>
      <text:p text:style-name="P7"/>
      <text:p text:style-name="P3"><text:span text:style-name="ng-star-inserted"/></text:p>
      <text:p text:style-name="P3"><text:span text:style-name="ng-star-inserted">17. </text:span><text:span text:style-name="T3">Création de Fichier Vide.</text:span><text:span text:style-name="ng-star-inserted"> Créez un fichier </text:span><text:span text:style-name="T3">vide</text:span><text:span text:style-name="ng-star-inserted"> nommé </text:span><text:span text:style-name="Code_20_HTML">cache.tmp</text:span><text:span text:style-name="ng-star-inserted"> dans le répertoire </text:span><text:span text:style-name="Code_20_HTML">Notes du Personnel</text:span><text:span text:style-name="ng-star-inserted"> en utilisant la commande </text:span><text:span text:style-name="Code_20_HTML">echo</text:span><text:span text:style-name="ng-star-inserted">.</text:span></text:p>
      <text:p text:style-name="P8">Commande :</text:p>
      <text:p text:style-name="P7">echo. &gt; cache.tmp </text:p>
      <text:p text:style-name="P7"/>
      <text:p text:style-name="P3"><text:span text:style-name="ng-star-inserted"/></text:p>
      <text:p text:style-name="P3"><text:span text:style-name="ng-star-inserted">18. </text:span><text:span text:style-name="T3">Vérification du Contenu (Type).</text:span><text:span text:style-name="ng-star-inserted"> Affichez le contenu final du fichier </text:span><text:span text:style-name="Code_20_HTML">rapport.txt</text:span><text:span text:style-name="ng-star-inserted"> directement dans l'interface de commande en utilisant la commande appropriée.</text:span></text:p>
      <text:p text:style-name="P8">Commande :</text:p>
      <text:p text:style-name="P7">type rapport.txt </text:p>
      <text:p text:style-name="P7"/>
      <text:p text:style-name="P3"><text:span text:style-name="ng-star-inserted"/></text:p>
      <text:p text:style-name="P3"><text:span text:style-name="ng-star-inserted">19. </text:span><text:span text:style-name="T3">Duplication de Fichier (Copy dans le Même Dossier).</text:span><text:span text:style-name="ng-star-inserted"> Dupliquez le fichier </text:span><text:span text:style-name="Code_20_HTML">rapport.txt</text:span><text:span text:style-name="ng-star-inserted"> dans le même répertoire </text:span><text:span text:style-name="T3">Archives 2024</text:span><text:span text:style-name="ng-star-inserted">, en le nommant </text:span><text:span text:style-name="Code_20_HTML">rapport_v2.txt</text:span><text:span text:style-name="ng-star-inserted">.</text:span></text:p>
      <text:p text:style-name="P8">Commande :</text:p>
      <text:p text:style-name="P7">copy rapport.txt rapport_v2.txt </text:p>
      <text:p text:style-name="P7"/>
      <text:p text:style-name="P3"><text:span text:style-name="ng-star-inserted"/></text:p>
      <text:p text:style-name="P3"><text:span text:style-name="ng-star-inserted">20. </text:span><text:span text:style-name="T3">Déplacement vers le Parent.</text:span><text:span text:style-name="ng-star-inserted"> Vous êtes actuellement dans un sous-répertoire (Ex: </text:span><text:span text:style-name="Code_20_HTML">D:\Archives 2024</text:span><text:span text:style-name="ng-star-inserted">). Écrivez la commande </text:span><text:span text:style-name="Code_20_HTML">move</text:span><text:span text:style-name="ng-star-inserted"> pour déplacer </text:span><text:span text:style-name="Code_20_HTML">rapport_v2.txt</text:span><text:span text:style-name="ng-star-inserted"> vers le répertoire </text:span><text:span text:style-name="T3">parent</text:span><text:span text:style-name="ng-star-inserted"> immédiat.</text:span></text:p>
      <text:p text:style-name="P8">Commande :</text:p>
      <text:p text:style-name="P7">move rapport_v2.txt .. </text:p>
      <text:p text:style-name="P7"/>
      <text:p text:style-name="P3"><text:soft-page-break/><text:span text:style-name="ng-star-inserted"/></text:p>
      <text:p text:style-name="P3"><text:span text:style-name="ng-star-inserted">21. </text:span><text:span text:style-name="T3">Renommage de Fichier.</text:span><text:span text:style-name="ng-star-inserted"> Renommez le fichier </text:span><text:span text:style-name="Code_20_HTML">rapport_v2.txt</text:span><text:span text:style-name="ng-star-inserted"> (qui est maintenant dans le répertoire parent) en </text:span><text:span text:style-name="Code_20_HTML">rapport_final.doc</text:span><text:span text:style-name="ng-star-inserted">.</text:span></text:p>
      <text:p text:style-name="P8">Commande :</text:p>
      <text:p text:style-name="P9">ren rapport_v2.txt rapport_final.doc </text:p>
      <text:p text:style-name="P7"/>
      <text:p text:style-name="P3"/>
      <text:p text:style-name="P3"><text:span text:style-name="ng-star-inserted">22. </text:span><text:span text:style-name="T3">Suppression Conditionnelle (rmdir).</text:span><text:span text:style-name="ng-star-inserted"> Vous essayez de supprimer un répertoire avec la commande </text:span><text:span text:style-name="Code_20_HTML">rmdir</text:span><text:span text:style-name="ng-star-inserted">. Si ce répertoire contient déjà des fichiers, que se passe-t-il si vous n'utilisez pas de paramètre ?</text:span></text:p>
      <text:p text:style-name="P3"><text:span text:style-name="T3">Réponse : </text:span>Sa marche pas car rmdir peut supprimer que les dossiers vides. C'est une sécurité pour pas effacer des trucs par accident. </text:p>
      <text:p text:style-name="P3"><text:span text:style-name="ng-star-inserted"/></text:p>
      <text:p text:style-name="P3"><text:span text:style-name="ng-star-inserted">23. </text:span><text:span text:style-name="T3">Suppression de Dossier Non Vide.</text:span><text:span text:style-name="ng-star-inserted"> Quel paramètre spécifique doit être utilisé avec </text:span><text:span text:style-name="Code_20_HTML">rmdir</text:span><text:span text:style-name="ng-star-inserted"> pour supprimer un répertoire ainsi que tous les fichiers ou dossiers qu'il contient ?</text:span></text:p>
      <text:p text:style-name="P8">Commande :</text:p>
      <text:p text:style-name="P7">rmdir /s nomDossier </text:p>
      <text:p text:style-name="P7"/>
      <text:p text:style-name="P3"><text:span text:style-name="ng-star-inserted"/></text:p>
      <text:p text:style-name="P3"><text:span text:style-name="ng-star-inserted">24. </text:span><text:span text:style-name="T3">Règle de del.</text:span><text:span text:style-name="ng-star-inserted"> Expliquez pourquoi il y a une erreur si vous essayez d'utiliser la commande </text:span><text:span text:style-name="Code_20_HTML">del</text:span><text:span text:style-name="ng-star-inserted"> sur un répertoire.</text:span></text:p>
      <text:p text:style-name="P8">Réponse :</text:p>
      <text:p text:style-name="P7">del sa marche que pour les fichiers, pas les dossiers. Pour les dossiers faut utiliser rmdir. </text:p>
      <text:p text:style-name="P7"/>
      <text:p text:style-name="P3"><text:span text:style-name="ng-star-inserted"/></text:p>
      <text:p text:style-name="P3"><text:span text:style-name="ng-star-inserted">25. </text:span><text:span text:style-name="T3">Suppression de Masse (Wild Card).</text:span><text:span text:style-name="ng-star-inserted"> Créez deux fichiers temporaires (ex: </text:span><text:span text:style-name="Code_20_HTML">temp_a.doc</text:span><text:span text:style-name="ng-star-inserted">, </text:span><text:span text:style-name="Code_20_HTML">temp_b.doc</text:span><text:span text:style-name="ng-star-inserted">). Utilisez la commande et le caractère générique approprié pour les supprimer tous les deux en une seule ligne. Quel est ce caractère générique le plus courant ?</text:span></text:p>
      <text:p text:style-name="P8">Commandes et Caractère :</text:p>
      <text:p text:style-name="P12">del temp_*.doc</text:p>
      <text:p text:style-name="P12">del *.doc </text:p>
      <text:p text:style-name="P7"/>
      <text:p text:style-name="P3"><text:span text:style-name="ng-star-inserted"/></text:p>
      <text:p text:style-name="P3"><text:span text:style-name="ng-star-inserted">26. </text:span><text:span text:style-name="T3">Comparaison de Fichiers.</text:span><text:span text:style-name="ng-star-inserted"> Créez deux fichiers (</text:span><text:span text:style-name="Code_20_HTML">spec_old.txt</text:span><text:span text:style-name="ng-star-inserted"> et </text:span><text:span text:style-name="Code_20_HTML">spec_new.txt</text:span><text:span text:style-name="ng-star-inserted">) avec un contenu légèrement différent. Utilisez la commande appropriée pour afficher les différences entre eux.</text:span></text:p>
      <text:p text:style-name="P8">Commandes :</text:p>
      <text:p text:style-name="P7">fc spec_old.txt spec_new.txt </text:p>
      <text:p text:style-name="P7"/>
      <text:p text:style-name="P3"><text:span text:style-name="ng-star-inserted"/></text:p>
      <text:p text:style-name="P3"><text:span text:style-name="ng-star-inserted">27. </text:span><text:span text:style-name="T3">Déplacement depuis un autre Répertoire.</text:span><text:span text:style-name="ng-star-inserted"> Vous êtes dans </text:span><text:span text:style-name="Code_20_HTML">D:\</text:span><text:span text:style-name="ng-star-inserted">. Rédigez la commande pour déplacer le fichier </text:span><text:span text:style-name="Code_20_HTML">rapport.txt</text:span><text:span text:style-name="ng-star-inserted"> (qui se trouve dans </text:span><text:span text:style-name="Code_20_HTML">D:\Archives 2024</text:span><text:span text:style-name="ng-star-inserted">) vers le répertoire </text:span><text:span text:style-name="Code_20_HTML">D:\Notes du Personnel</text:span><text:span text:style-name="ng-star-inserted"> en utilisant les chemins complets.</text:span></text:p>
      <text:p text:style-name="P8">Commande :</text:p>
      <text:p text:style-name="P7">move "D:\Archives 2024\rapport.txt" "D:\Notes du Personnel" </text:p>
      <text:p text:style-name="P7"/>
      <text:p text:style-name="P3"><text:span text:style-name="ng-star-inserted"/></text:p>
      <text:p text:style-name="P11"><text:span text:style-name="ng-star-inserted">PHASE 3 : Exécution, Sécurité et Logique de Commande (Questions 28 à 41)</text:span></text:p>
      <text:p text:style-name="P3"><text:span text:style-name="ng-star-inserted"/></text:p>
      <text:p text:style-name="P3"><text:span text:style-name="ng-star-inserted">28. </text:span><text:span text:style-name="T3">Types d'Exécution.</text:span><text:span text:style-name="ng-star-inserted"> Nommez les trois façons principales de lancer des applications via la ligne de commande.</text:span></text:p>
      <text:p text:style-name="P8">Réponse :</text:p>
      <text:p text:style-name="P13">Les 3 façons principales :</text:p>
      <text:p text:style-name="P13">Taper le nom complet avec chemin absolu , Taper juste le nom si c'est dans le PATH , Utiliser la commande start </text:p>
      <text:p text:style-name="P13"/>
      <text:p text:style-name="P14"/>
      <text:p text:style-name="P7"/>
      <text:p text:style-name="P7"/>
      <text:p text:style-name="P3"><text:span text:style-name="ng-star-inserted"/></text:p>
      <text:p text:style-name="P3"><text:span text:style-name="ng-star-inserted">29. </text:span><text:span text:style-name="T3">Invocation Directe.</text:span><text:span text:style-name="ng-star-inserted"> Expliquez la condition fondamentale pour qu'un programme puisse être lancé par </text:span><text:span text:style-name="T4">invocation directe</text:span><text:span text:style-name="ng-star-inserted"> (c'est-à-dire en tapant simplement son nom comme </text:span><text:span text:style-name="Code_20_HTML">T-shark.exe</text:span><text:span text:style-name="ng-star-inserted">).</text:span></text:p>
      <text:p text:style-name="P8">Réponse :</text:p>
      <text:p text:style-name="P7">La condition c'est que le programme doit être dans un dossier listé dans la variable d'environement PATH. Sinon faut taper le chemin complet. </text:p>
      <text:p text:style-name="P7"/>
      <text:p text:style-name="P3"><text:span text:style-name="ng-star-inserted"/></text:p>
      <text:p text:style-name="P3"><text:span text:style-name="ng-star-inserted">30. </text:span><text:span text:style-name="T3">Rôle de la Variable PATH.</text:span><text:span text:style-name="ng-star-inserted"> Quel est le rôle de la variable d'environnement </text:span><text:span text:style-name="Code_20_HTML">PATH</text:span><text:span text:style-name="ng-star-inserted"> dans le processus de lancement d'une application ?</text:span></text:p>
      <text:p text:style-name="P8">Réponse :</text:p>
      <text:p text:style-name="P7">PATH contient la liste des dossiers où Windows cherche automatiquement les programmes quand on tape juste leur nom sans le chemin. </text:p>
      <text:p text:style-name="P7"/>
      <text:p text:style-name="P3"><text:span text:style-name="ng-star-inserted"/></text:p>
      <text:p text:style-name="P3"><text:span text:style-name="ng-star-inserted">31. </text:span><text:span text:style-name="T3">Affichage du PATH.</text:span><text:span text:style-name="ng-star-inserted"> Affichez la variable d'environnement </text:span><text:span text:style-name="Code_20_HTML">PATH</text:span><text:span text:style-name="ng-star-inserted"> de Windows.</text:span></text:p>
      <text:p text:style-name="P8">Commande :</text:p>
      <text:p text:style-name="P7">echo %PATH% </text:p>
      <text:p text:style-name="P7"/>
      <text:p text:style-name="P3"><text:span text:style-name="ng-star-inserted"/></text:p>
      <text:p text:style-name="P3"><text:span text:style-name="ng-star-inserted">32. </text:span><text:span text:style-name="T3">Lancement d'Application avec start.</text:span><text:span text:style-name="ng-star-inserted"> Rédigez la commande pour lancer un raccourci fictif nommé </text:span><text:span text:style-name="Code_20_HTML">Rapport Urgence.lnk</text:span><text:span text:style-name="ng-star-inserted"> qui est situé sur le Bureau.</text:span></text:p>
      <text:p text:style-name="P8">Commande :</text:p>
      <text:p text:style-name="P7">start Rapport Urgence.lnk </text:p>
      <text:p text:style-name="P7"/>
      <text:p text:style-name="P3"><text:span text:style-name="ng-star-inserted"/></text:p>
      <text:p text:style-name="P3"><text:span text:style-name="ng-star-inserted">33. </text:span><text:span text:style-name="T3">Condition start (Guillemets).</text:span><text:span text:style-name="ng-star-inserted"> Expliquez pourquoi la commande </text:span><text:span text:style-name="Code_20_HTML">start</text:span><text:span text:style-name="ng-star-inserted"> nécessite un ensemble vide de guillemets (</text:span><text:span text:style-name="Code_20_HTML">""</text:span><text:span text:style-name="ng-star-inserted">) comme premier paramètre lors du lancement d'un exécutable ou d'un raccourci dont le chemin contient des espaces.</text:span></text:p>
      <text:p text:style-name="P8">Explication :</text:p>
      <text:p text:style-name="P7"/>
      <text:p text:style-name="P7">start "" "Rapport Urgence.lnk" <text:s/>Il faut mettre des guillemets vides "" au début car si le chemin contient des espaces, start prend le premier argument entre guillemets comme le titre de la fenetre et pas comme le fichier à ouvrir. </text:p>
      <text:p text:style-name="P3"><text:span text:style-name="ng-star-inserted"/></text:p>
      <text:p text:style-name="P3"><text:soft-page-break/><text:span text:style-name="ng-star-inserted">34. </text:span><text:span text:style-name="T3">Commande SET.</text:span><text:span text:style-name="ng-star-inserted"> Quelle commande est utilisée pour définir la valeur des variables d'environnement, par exemple pour lister l'emplacement d'un exécutable dans le PATH ?</text:span></text:p>
      <text:p text:style-name="P8">Commande :</text:p>
      <text:p text:style-name="P7">set </text:p>
      <text:p text:style-name="P7"/>
      <text:p text:style-name="P3"><text:span text:style-name="ng-star-inserted"/></text:p>
      <text:p text:style-name="P3"><text:span text:style-name="ng-star-inserted">35. </text:span><text:span text:style-name="T3">Combinaison Logique (Succès Uniquement).</text:span><text:span text:style-name="ng-star-inserted"> Rédigez une séquence de commandes où la deuxième commande (</text:span><text:span text:style-name="Code_20_HTML">echo Success</text:span><text:span text:style-name="ng-star-inserted">) est exécutée uniquement si la première commande (</text:span><text:span text:style-name="Code_20_HTML">mkdir TestDir</text:span><text:span text:style-name="ng-star-inserted">) </text:span><text:span text:style-name="T3">réussit</text:span><text:span text:style-name="ng-star-inserted">.</text:span></text:p>
      <text:p text:style-name="P8">Commande :</text:p>
      <text:p text:style-name="P7">mkdir TestDir &amp;&amp; echo Success </text:p>
      <text:p text:style-name="P7"/>
      <text:p text:style-name="P3"><text:span text:style-name="ng-star-inserted"/></text:p>
      <text:p text:style-name="P3"><text:span text:style-name="ng-star-inserted">36. </text:span><text:span text:style-name="T3">Combinaison Logique (Échec Uniquement).</text:span><text:span text:style-name="ng-star-inserted"> Rédigez une séquence de commandes où la deuxième commande (</text:span><text:span text:style-name="Code_20_HTML">echo Erreur</text:span><text:span text:style-name="ng-star-inserted">) est exécutée uniquement si la première commande (une commande factice qui échoue : </text:span><text:span text:style-name="Code_20_HTML">dir non_existent_file</text:span><text:span text:style-name="ng-star-inserted">) </text:span><text:span text:style-name="T3">échoue</text:span><text:span text:style-name="ng-star-inserted">.</text:span></text:p>
      <text:p text:style-name="P8">Commande :</text:p>
      <text:p text:style-name="P7">dir non_existant_file || echo Erreur </text:p>
      <text:p text:style-name="P7"/>
      <text:p text:style-name="P3"><text:span text:style-name="ng-star-inserted"/></text:p>
      <text:p text:style-name="P3"><text:span text:style-name="ng-star-inserted">37. </text:span><text:span text:style-name="T3">Combinaison Logique (Inconditionnel).</text:span><text:span text:style-name="ng-star-inserted"> Rédigez une séquence où la deuxième commande (</text:span><text:span text:style-name="Code_20_HTML">echo Final Check</text:span><text:span text:style-name="ng-star-inserted">) s'exécute </text:span><text:span text:style-name="T3">même si la première commande échoue</text:span><text:span text:style-name="ng-star-inserted">.</text:span></text:p>
      <text:p text:style-name="P3"><text:span text:style-name="T3">Commande : </text:span>echo Final Check &amp; pause </text:p>
      <text:p text:style-name="P3"><text:span text:style-name="ng-star-inserted"/></text:p>
      <text:p text:style-name="P3"><text:span text:style-name="ng-star-inserted">38. </text:span><text:span text:style-name="T3">Sécurité : Chiffrement/Déchiffrement.</text:span><text:span text:style-name="ng-star-inserted"> Après avoir chiffré le répertoire </text:span><text:span text:style-name="T3">Archives 2024</text:span><text:span text:style-name="ng-star-inserted">, quelle commande utiliseriez-vous pour le </text:span><text:span text:style-name="T3">déchiffrer</text:span><text:span text:style-name="ng-star-inserted"> ?</text:span></text:p>
      <text:p text:style-name="P8">Commande :</text:p>
      <text:p text:style-name="P7">cipher /d "Archives 2024" </text:p>
      <text:p text:style-name="P7"/>
      <text:p text:style-name="P3"><text:span text:style-name="ng-star-inserted"/></text:p>
      <text:p text:style-name="P3"><text:span text:style-name="ng-star-inserted">39. </text:span><text:span text:style-name="T3">Contrôle du Flux.</text:span><text:span text:style-name="ng-star-inserted"> Vous exécutez une commande (</text:span><text:span text:style-name="Code_20_HTML">tree</text:span><text:span text:style-name="ng-star-inserted">) qui produit une sortie extrêmement longue. Quelle commande doit être utilisée pour afficher les résultats une page (ou une ligne) à la fois ?</text:span></text:p>
      <text:p text:style-name="P8">Commande :</text:p>
      <text:p text:style-name="P7">tree | more </text:p>
      <text:p text:style-name="P7"/>
      <text:p text:style-name="P3"><text:span text:style-name="ng-star-inserted"/></text:p>
      <text:p text:style-name="P3"><text:span text:style-name="ng-star-inserted">40. </text:span><text:span text:style-name="T3">Copie vers Presse-papiers.</text:span><text:span text:style-name="ng-star-inserted"> Rédigez une commande pour copier la sortie de la commande </text:span><text:span text:style-name="Code_20_HTML">dir</text:span><text:span text:style-name="ng-star-inserted"> vers le presse-papiers. Quel symbole de redirection doit être utilisé pour rediriger la sortie de la première commande vers l'entrée de la deuxième ?</text:span></text:p>
      <text:p text:style-name="P8">Commande et Symbole :</text:p>
      <text:p text:style-name="P7">dir | clip </text:p>
      <text:p text:style-name="P7"/>
      <text:p text:style-name="P3"><text:span text:style-name="ng-star-inserted"/></text:p>
      <text:p text:style-name="P3"><text:span text:style-name="ng-star-inserted">41. </text:span><text:span text:style-name="T3">Couleur (Conventions).</text:span><text:span text:style-name="ng-star-inserted"> La commande </text:span><text:span text:style-name="Code_20_HTML">color</text:span><text:span text:style-name="ng-star-inserted"> est suivie de deux chiffres/lettres. Que représente le </text:span><text:span text:style-name="T3">premier</text:span><text:span text:style-name="ng-star-inserted"> chiffre/lettre ?</text:span></text:p>
      <text:p text:style-name="P8">Réponse :</text:p>
      <text:p text:style-name="P7">Le premier chiffre/lettre représente la couleur du fond (background). Le deuxième représente la couleur du texte. Par exemple : color 0A = fond noir (0) et texte vert (A). </text:p>
      <text:p text:style-name="P7"/>
      <text:p text:style-name="P3"><text:span text:style-name="ng-star-inserted"/></text:p>
      <text:p text:style-name="P11"><text:span text:style-name="ng-star-inserted">PHASE 4 : Diagnostic Système et Réseau (Questions 42 à 50)</text:span></text:p>
      <text:p text:style-name="P3"><text:span text:style-name="ng-star-inserted"/></text:p>
      <text:p text:style-name="P3"><text:span text:style-name="ng-star-inserted">42. </text:span><text:span text:style-name="T3">Informations Système Détaillées.</text:span><text:span text:style-name="ng-star-inserted"> Affichez la liste détaillée des informations matérielles de votre système.</text:span></text:p>
      <text:p text:style-name="P8">Commande :</text:p>
      <text:p text:style-name="P7">systeminfo </text:p>
      <text:p text:style-name="P7"/>
      <text:p text:style-name="P3"><text:span text:style-name="ng-star-inserted"/></text:p>
      <text:p text:style-name="P3"><text:span text:style-name="ng-star-inserted">43. </text:span><text:span text:style-name="T3">Diagnostic de Pilotes Détaillé.</text:span><text:span text:style-name="ng-star-inserted"> Affichez la liste des pilotes installés sur votre système en utilisant le paramètre qui fournit des </text:span><text:span text:style-name="T3">informations supplémentaires</text:span><text:span text:style-name="ng-star-inserted"> sur chaque pilote.</text:span></text:p>
      <text:p text:style-name="P8">Commande :</text:p>
      <text:p text:style-name="P7">driverquery /v </text:p>
      <text:p text:style-name="P7"/>
      <text:p text:style-name="P3"><text:span text:style-name="ng-star-inserted"/></text:p>
      <text:p text:style-name="P3"><text:span text:style-name="ng-star-inserted">44. </text:span><text:span text:style-name="T3">Gestion des Tâches (Services).</text:span><text:span text:style-name="ng-star-inserted"> Affichez la liste de tous les processus en cours d'exécution. Utilisez le paramètre approprié pour afficher les </text:span><text:span text:style-name="T3">services liés</text:span><text:span text:style-name="ng-star-inserted"> à ces tâches.</text:span></text:p>
      <text:p text:style-name="P8">Commande :</text:p>
      <text:p text:style-name="P7">tasklist /svc </text:p>
      <text:p text:style-name="P7"/>
      <text:p text:style-name="P3"><text:span text:style-name="ng-star-inserted"/></text:p>
      <text:p text:style-name="P3"><text:span text:style-name="ng-star-inserted">45. </text:span><text:span text:style-name="T3">Arrêt de Processus (Par Nom).</text:span><text:span text:style-name="ng-star-inserted"> Rédigez la commande pour tuer un processus non essentiel en utilisant son </text:span><text:span text:style-name="T3">nom d'exécutable</text:span><text:span text:style-name="ng-star-inserted"> (ex: </text:span><text:span text:style-name="Code_20_HTML">notepad.exe</text:span><text:span text:style-name="ng-star-inserted">).</text:span></text:p>
      <text:p text:style-name="P8">Commande :</text:p>
      <text:p text:style-name="P7">taskkill /IM notepad.exe /F </text:p>
      <text:p text:style-name="P7"/>
      <text:p text:style-name="P3"><text:span text:style-name="ng-star-inserted"/></text:p>
      <text:p text:style-name="P3"><text:span text:style-name="ng-star-inserted">46. </text:span><text:span text:style-name="T3">Arrêt d'Urgence.</text:span><text:span text:style-name="ng-star-inserted"> Vous exécutez une commande très longue et "têtue" (</text:span><text:span text:style-name="Code_20_HTML">stubborn command</text:span><text:span text:style-name="ng-star-inserted">) qui refuse de se fermer avec Ctrl + C. Quelle est la combinaison de touches alternative qui </text:span><text:span text:style-name="T3">forcera</text:span><text:span text:style-name="ng-star-inserted"> l'arrêt de la commande ?</text:span></text:p>
      <text:p text:style-name="P8">Réponse :</text:p>
      <text:p text:style-name="P7">C'est Ctrl + Pause ou Ctrl + Break. Sur les clavier modernes sans la touche Break on peut essayer Ctrl + C. </text:p>
      <text:p text:style-name="P7"/>
      <text:p text:style-name="P3"><text:span text:style-name="ng-star-inserted"/></text:p>
      <text:p text:style-name="P3"><text:span text:style-name="ng-star-inserted">47. </text:span><text:span text:style-name="T3">Diagnostic de Connectivité.</text:span><text:span text:style-name="ng-star-inserted"> Testez la connectivité de base vers Google (www.google.com).</text:span></text:p>
      <text:p text:style-name="P8">Commande :</text:p>
      <text:p text:style-name="P7">ping www.google.com </text:p>
      <text:p text:style-name="P7"/>
      <text:p text:style-name="P3"><text:span text:style-name="ng-star-inserted"/></text:p>
      <text:p text:style-name="P3"><text:span text:style-name="ng-star-inserted">48. </text:span><text:span text:style-name="T3">Tracé de la Route.</text:span><text:span text:style-name="ng-star-inserted"> Utilisez la commande appropriée pour tracer chaque saut (</text:span><text:span text:style-name="T4">hop</text:span><text:span text:style-name="ng-star-inserted">) qu'un paquet </text:span></text:p>
      <text:p text:style-name="P3"><text:span text:style-name="ng-star-inserted">effectue pour atteindre un serveur cible (ex: www.microsoft.com).</text:span></text:p>
      <text:p text:style-name="P8">Commande :</text:p>
      <text:p text:style-name="P7">tracert www.microsoft.com </text:p>
      <text:p text:style-name="P7"/>
      <text:p text:style-name="P3"><text:span text:style-name="ng-star-inserted"/></text:p>
      <text:p text:style-name="P3"><text:span text:style-name="ng-star-inserted">49. </text:span><text:span text:style-name="T3">Résolution DNS Inversée.</text:span><text:span text:style-name="ng-star-inserted"> Quel outil réseau est utilisé pour trouver l'adresse IP d'un serveur à partir d'un nom de domaine ? Mentionnez également comment cet outil peut effectuer une recherche inversée (trouver le domaine à partir de l'IP).</text:span></text:p>
      <text:p text:style-name="P8">Commande et Méthode :</text:p>
      <text:p text:style-name="P7">nslookup 8.8.8.8 </text:p>
      <text:p text:style-name="P7"><text:soft-page-break/></text:p>
      <text:p text:style-name="P3"><text:span text:style-name="ng-star-inserted"/></text:p>
      <text:p text:style-name="P3"><text:span text:style-name="ng-star-inserted">50. </text:span><text:span text:style-name="T3">Finalisation (Redémarrage Avancé).</text:span><text:span text:style-name="ng-star-inserted"> Rédigez la commande </text:span><text:span text:style-name="Code_20_HTML">shutdown</text:span><text:span text:style-name="ng-star-inserted"> pour redémarrer l'ordinateur et lancer immédiatement le menu des </text:span><text:span text:style-name="T3">options de démarrage avancées</text:span><text:span text:style-name="ng-star-inserted"> (</text:span><text:span text:style-name="T4">advanced start options menu</text:span><text:span text:style-name="ng-star-inserted">).</text:span></text:p>
      <text:p text:style-name="P8">Commande :</text:p>
      <text:p text:style-name="P7"/>
      <text:p text:style-name="P7">shutdown /r /o /t 0 </text:p>
      <text:p text:style-name="P3"><text:span text:style-name="ng-star-inserted"/></text:p>
      <text:p text:style-name="P3"><text:span text:style-name="ng-star-inserted"/></text:p>
      <text:p text:style-name="Standard"><text:span text:style-name="ng-star-inser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Liberation Serif" fo:font-size="12pt" fo:language="fr" fo:country="FR"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Police_20_par_20_défaut" style:display-name="Police par défaut" style:family="text"/>
    <style:style style:name="ng-star-inserted" style:family="text" style:parent-style-name="Police_20_par_20_défaut"/>
    <style:style style:name="Page_20_Number" style:display-name="Page Number" style:family="text" style:parent-style-name="Police_20_par_20_défaut"/>
    <style:style style:name="Code_20_HTML" style:display-name="Code HTML" style:family="text" style:parent-style-name="Police_20_par_20_défau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5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top="0.651cm" style:dynamic-spacing="true"/>
      </style:footer-style>
    </style:page-layout>
  </office:automatic-styles>
  <office:master-styles>
    <style:master-page style:name="Standard" style:page-layout-name="Mpm1">
      <style:footer>
        <text:p text:style-name="MP1">- <text:span text:style-name="Page_20_Number"><text:page-number text:select-page="current">10</text:page-number></text:span><text:span text:style-name="Page_20_Number"><text:s/>-</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Nom prénom :                                                                                          </dc:title>
    <dc:subject/>
    <meta:keyword/>
    <dc:description/>
    <meta:initial-creator>rs</meta:initial-creator>
    <meta:creation-date>2025-10-05T22:11:00</meta:creation-date>
    <dc:date>2025-10-08T13:40:24.898871000</dc:date>
    <meta:editing-cycles>9</meta:editing-cycles>
    <meta:editing-duration>PT26M52S</meta:editing-duration>
    <meta:generator>LibreOffice/25.8.1.1$Windows_X86_64 LibreOffice_project/54047653041915e595ad4e45cccea684809c77b5</meta:generator>
    <meta:document-statistic meta:table-count="0" meta:image-count="0" meta:object-count="0" meta:page-count="10" meta:paragraph-count="208" meta:word-count="2553" meta:character-count="16498" meta:non-whitespace-character-count="14033"/>
  </office:meta>
</office:document-meta>
</file>